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Standard">
      <style:paragraph-properties fo:text-align="justify" style:justify-single-word="false" style:page-number="auto"/>
    </style:style>
    <style:style style:name="P3" style:family="paragraph" style:parent-style-name="List_20_Paragraph" style:list-style-name="WWNum1">
      <style:paragraph-properties fo:text-align="justify" style:justify-single-word="false"/>
    </style:style>
    <style:style style:name="T1" style:family="text">
      <style:text-properties fo:language="fr" fo:country="FR"/>
    </style:style>
    <style:style style:name="T2" style:family="text">
      <style:text-properties style:font-name-asian="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ÉSUMÉ DE PROJET</text:span></text:p>
      <text:p text:style-name="P1"><text:span text:style-name="T1">Qu’est qu’un benchmark dans le jargon d’entreprise ?</text:span></text:p>
      <text:p text:style-name="P1"><text:span text:style-name="T1">La traduction littérale du mot est « repère », mais seul, il n’a pas beaucoup de sens. Il faut donc l’associer à d’autres paramètres pour pouvoir l’interpréter et le comprendre. Le principe d’un benchmark est de prendre un repère et de voir où nous nous situons par rapport à celui-ci. Il permet de définir des classements, des performances, des contre-performances, des objectifs, etc...</text:span></text:p>
      <text:p text:style-name="P1"><text:span text:style-name="T1">Dans mon ancien poste, mon rôle était de permettre à l’entreprise d’être premier dans les benchmarks, en termes de qualité produite et qualité perçue.</text:span></text:p>
      <text:p text:style-name="P1"><text:span text:style-name="T1">Pour cela, je m’appuyais énormément sur les ERQ « Enregistrements Relatifs à la Qualité ». Ils sont au cœur d’un système qualité qui se veut innovant et performant.</text:span></text:p>
      <text:p text:style-name="P1"><text:span text:style-name="T1">Dans le cadre de mon projet, j’ai décidé de développer un outil qui permet d’effectuer un suivi qualité de manière simple et efficace. Le but est de vulgariser la lourdeur administrative des enregistrements pour orienter les analyses vers des choses plus pragmatiques et concrètes.</text:span></text:p>
      <text:p text:style-name="P1"><text:span text:style-name="T1">Cet outil est basé sur un système hiérarchique de comptes permettant l’accès à certaines données et fonctionnalités selon les différents profils. Il permet principalement :</text:span></text:p>
      <text:list xml:id="list941759862" text:style-name="WWNum1">
        <text:list-item>
          <text:p text:style-name="P3"><text:span text:style-name="T1">Administrer des utilisateurs.</text:span></text:p>
        </text:list-item>
        <text:list-item>
          <text:p text:style-name="P3"><text:span text:style-name="T1">Enregistrer des « ERQ ».</text:span></text:p>
        </text:list-item>
        <text:list-item>
          <text:p text:style-name="P3"><text:span text:style-name="T1">Analyser des données.</text:span></text:p>
        </text:list-item>
        <text:list-item>
          <text:p text:style-name="P3"><text:span text:style-name="T1">Proposer et suivre des plans d’action.</text:span></text:p>
        </text:list-item>
      </text:list>
      <text:p text:style-name="P1"><text:span text:style-name="T1">Je me suis beaucoup inspiré de mon expérience personnelle pour définir ce projet, notamment mes contraintes, mes difficultés et mes objectifs de l’époque.</text:span></text:p>
      <text:p text:style-name="P1"><text:span text:style-name="T1">Pourquoi le nom Tilde ? Car c’est un signe universel, présent dans plusieurs langues et qui représente une courbe. Celle-ci permet notamment de tracer une ligne dans les graphiques.</text:span><text:bookmark text:name="_Hlk520448953"/></text:p>
      <text:p text:style-name="P1"><text:span text:style-name="T1">Êtes-vous prêt à découvrir l’univers de la qualité ? </text:span><text:bookmark text:name="_GoBac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usone MOUNIVONGS</meta:initial-creator>
    <dc:creator>Anousone MOUNIVONGS</dc:creator>
    <meta:editing-cycles>42</meta:editing-cycles>
    <meta:creation-date>2018-07-27T04:57:00</meta:creation-date>
    <dc:date>2018-07-27T08:00:00</dc:date>
    <meta:editing-duration>PT2H36M</meta:editing-duration>
    <meta:generator>LibreOffice/6.0.3.2$Linux_X86_64 LibreOffice_project/00m0$Build-2</meta:generator>
    <meta:document-statistic meta:table-count="0" meta:image-count="0" meta:object-count="0" meta:page-count="1" meta:paragraph-count="14" meta:word-count="277" meta:character-count="1727" meta:non-whitespace-character-count="14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